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5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5cm" fo:min-width="6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75cm" fo:min-width="16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2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1.5cm" svg:x="2.25cm" svg:y="6.5cm">
          <text:p text:style-name="P1">Start logg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1.5cm" svg:x="8.75cm" svg:y="6.45cm">
          <text:p text:style-name="P1">Stop logg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5cm" svg:height="4.75cm" svg:x="2.25cm" svg:y="10.25cm">
          <text:p text:style-name="P1">Total pages visited:</text:p>
          <text:p text:style-name="P1">Num tabs opened:</text:p>
          <text:p text:style-name="P1">Num tabs closed</text:p>
          <text:p text:style-name="P1">Unique pages visited: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6.75cm" svg:height="4cm" svg:x="2.25cm" svg:y="16cm">
          <text:p text:style-name="P1">URL History list with timestam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1.5cm" svg:x="2.1cm" svg:y="21.5cm">
          <text:p text:style-name="P1">Extension options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57cm" svg:height="0.976cm" svg:x="1.68cm" svg:y="5.024cm">
          <draw:text-box>
            <text:p>Ctrl+Alt+Up</text:p>
          </draw:text-box>
        </draw:frame>
        <draw:frame draw:style-name="gr4" draw:text-style-name="P2" draw:layer="layout" svg:width="6.57cm" svg:height="0.976cm" svg:x="8.93cm" svg:y="5.274cm">
          <draw:text-box>
            <text:p>Ctrl+Alt+Dow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05T14:42:23.735550660</meta:creation-date>
    <dc:date>2024-12-05T14:52:50.208337488</dc:date>
    <meta:editing-duration>PT16S</meta:editing-duration>
    <meta:editing-cycles>1</meta:editing-cycles>
    <meta:document-statistic meta:object-count="7"/>
    <meta:generator>LibreOffice/7.3.7.2$Linux_X86_64 LibreOffice_project/30$Build-2</meta:generator>
  </office:meta>
</office:document-meta>
</file>